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Introduction to Probability and Statistics</text:title></text:p>
      <text:p text:style-name="OrgTitle"/>
      <text:p text:style-name="OrgSubtitle"><text:initial-creator>Akash Gopinat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49a347">Pre Requisites</text:a></text:p>
          <text:p text:style-name="Contents_20_1"><text:a xlink:type="simple" xlink:href="#orgaf05cee">Reference Textbook</text:a></text:p>
          <text:p text:style-name="Contents_20_1"><text:a xlink:type="simple" xlink:href="#orgc9c19cd">Notes</text:a></text:p>
          <text:p text:style-name="Contents_20_2"><text:a xlink:type="simple" xlink:href="#org652b8d8">Chapter 2: Outcomes, Events and Probability</text:a></text:p>
          <text:p text:style-name="Contents_20_2"><text:a xlink:type="simple" xlink:href="#org32dbc9a">Chapter 3: Conditional Probability and Independence</text:a></text:p>
          <text:p text:style-name="Contents_20_2"><text:a xlink:type="simple" xlink:href="#orgacf58f5">Chapter 4: Discrete Random Variables</text:a></text:p>
        </text:index-body>
      </text:table-of-content>
      <text:h text:style-name="Heading_20_1_unnumbered" text:outline-level="1" text:is-list-header="true">
<text:bookmark-start text:name="OrgXref.org049a347"/>
<text:bookmark text:name="org049a347"/>Pre Requisites
<text:bookmark-end text:name="OrgXref.org049a347"/></text:h>
      <text:p text:style-name="Text_20_body">The only requirement is a course on Calculus, Set Theory and Logic.
</text:p>
      <text:h text:style-name="Heading_20_1_unnumbered" text:outline-level="1" text:is-list-header="true">
<text:bookmark-start text:name="OrgXref.orgaf05cee"/>
<text:bookmark text:name="orgaf05cee"/>Reference Textbook
<text:bookmark-end text:name="OrgXref.orgaf05cee"/></text:h>
      <text:p text:style-name="Text_20_body">The textbook referenced in this course was <text:a xlink:type="simple" xlink:href="https://www.amazon.co.uk/Modern-Introduction-Probability-Statistics-Understanding/dp/1852338962/ref=sr_1_1?crid=3CCIB6UU05SM7&amp;keywords=A+Modern+Introduction+to+Probability+and+Statistics+Understanding+Why+and+How&amp;qid=1707072737&amp;sprefix=,aps,120&amp;sr=8-1">A Modern Introduction to Probability and Statistics: Understanding Why and How (Springer Texts in Statistics)</text:a>.
</text:p>
      <text:p text:style-name="Text_20_body"><text:span text:style-name="Bold">Note:</text:span> The chapter numbers follow the relevant chapter numbers in the textbook for easy reference.
</text:p>
      <text:h text:style-name="Heading_20_1_unnumbered" text:outline-level="1" text:is-list-header="true">
<text:bookmark-start text:name="OrgXref.orgc9c19cd"/>
<text:bookmark text:name="orgc9c19cd"/>Notes
<text:bookmark-end text:name="OrgXref.orgc9c19cd"/></text:h>
      <text:h text:style-name="Heading_20_2_unnumbered" text:outline-level="2" text:is-list-header="true">
<text:bookmark-start text:name="OrgXref.org652b8d8"/>
<text:bookmark text:name="org652b8d8"/>Chapter 2: Outcomes, Events and Probability
<text:bookmark-end text:name="OrgXref.org652b8d8"/></text:h>
      <text:p text:style-name="Text_20_body">This chapter is very important. It introduces the Axioms probability and various concepts such as events, sample spaces etc.
</text:p>
      <text:list text:style-name="OrgBulletedList" text:continue-numbering="false">
        <text:list-item>
          <text:p text:style-name="Text_20_body"><text:a xlink:type="simple" xlink:href=".././ips/02. Outcomes, events, probability.pdf">Outcomes, Events and Probability</text:a>
</text:p>
        </text:list-item>
      </text:list>
      <text:h text:style-name="Heading_20_2_unnumbered" text:outline-level="2" text:is-list-header="true">
<text:bookmark-start text:name="OrgXref.org32dbc9a"/>
<text:bookmark text:name="org32dbc9a"/>Chapter 3: Conditional Probability and Independence
<text:bookmark-end text:name="OrgXref.org32dbc9a"/></text:h>
      <text:p text:style-name="Text_20_body">This chapter introduces conditional probability, multiplication rule, Law of Total Probability, Bayes Theorem and Independence.
</text:p>
      <text:list text:style-name="OrgBulletedList" text:continue-numbering="false">
        <text:list-item>
          <text:p text:style-name="Text_20_body"><text:a xlink:type="simple" xlink:href=".././ips/03_ Conditional Probability and Indepenance.pdf">Conditional Probability and Indepenance</text:a>
</text:p>
        </text:list-item>
      </text:list>
      <text:h text:style-name="Heading_20_2_unnumbered" text:outline-level="2" text:is-list-header="true">
<text:bookmark-start text:name="OrgXref.orgacf58f5"/>
<text:bookmark text:name="orgacf58f5"/>Chapter 4: Discrete Random Variables
<text:bookmark-end text:name="OrgXref.orgacf58f5"/></text:h>
      <text:list text:style-name="OrgBulletedList" text:continue-numbering="false">
        <text:list-item>
          <text:p text:style-name="Text_20_body"><text:a xlink:type="simple" xlink:href=".././ips/04_ Discrete Random Variables.pdf">Discrete Random Variables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kash Gopinath</dc:creator>
    <meta:initial-creator>Akash Gopinath</meta:initial-creator>
    <dc:date>2024-02-04T22:25:18</dc:date>
    <meta:creation-date>2024-02-04T22:25:18</meta:creation-date>
    <meta:generator>Emacs 29.2 (Org mode 9.7)</meta:generator>
    <meta:keyword/>
    <dc:subject>Probability and Statistics Notes</dc:subject>
    <dc:title>Introduction to Probability and Statistics</dc:title>
  </office:meta>
</office:document-meta>
</file>